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c626e" officeooo:paragraph-rsid="000c626e"/>
    </style:style>
    <style:style style:name="P2" style:family="paragraph" style:parent-style-name="Standard">
      <style:text-properties fo:font-size="20pt" officeooo:rsid="000c626e" officeooo:paragraph-rsid="000c626e" style:font-size-asian="20pt" style:font-size-complex="20pt"/>
    </style:style>
    <style:style style:name="P3" style:family="paragraph" style:parent-style-name="Standard">
      <style:text-properties style:font-name="Times New Roman" fo:font-size="14pt" officeooo:rsid="000c626e" officeooo:paragraph-rsid="000c626e" style:font-size-asian="14pt" style:font-size-complex="14pt"/>
    </style:style>
    <style:style style:name="P4" style:family="paragraph" style:parent-style-name="Heading_20_1">
      <style:text-properties style:font-name="Times New Roman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у вот типо что-то рассказывают.</text:p>
      <text:p text:style-name="P2">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.</text:p>
      <text:p text:style-name="P2"/>
      <text:h text:style-name="P4" text:outline-level="1">*заголовок*</text:h>
      <text:p text:style-name="P3">А вот пусть будет список:</text:p>
      <text:p text:style-name="P3">1. Один;</text:p>
      <text:p text:style-name="P3">2. два;</text:p>
      <text:p text:style-name="P3"><text:tab/>- Два.один.</text:p>
      <text:p text:style-name="P3"><text:tab/>- Два.два.</text:p>
      <text:p text:style-name="P3">3 три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5:33:37.574650472</meta:creation-date>
    <dc:date>2024-04-14T19:55:20.451982923</dc:date>
    <meta:editing-duration>PT5M22S</meta:editing-duration>
    <meta:editing-cycles>5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9" meta:word-count="22" meta:character-count="308" meta:non-whitespace-character-count="293"/>
  </office:meta>
</office:document-meta>
</file>